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18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3.976cm"/>
    </style:style>
    <style:style style:name="co4" style:family="table-column">
      <style:table-column-properties fo:break-before="auto" style:column-width="11.037cm"/>
    </style:style>
    <style:style style:name="co5" style:family="table-column">
      <style:table-column-properties fo:break-before="auto" style:column-width="7.551cm"/>
    </style:style>
    <style:style style:name="co6" style:family="table-column">
      <style:table-column-properties fo:break-before="auto" style:column-width="7.142cm"/>
    </style:style>
    <style:style style:name="co7" style:family="table-column">
      <style:table-column-properties fo:break-before="auto" style:column-width="4.03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d8ce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ffd8ce"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wynik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Adres BMS</text:p>
          </table:table-cell>
          <table:table-cell table:style-name="ce1" office:value-type="string" calcext:value-type="string">
            <text:p>Nr fabryczny nowy</text:p>
          </table:table-cell>
          <table:table-cell table:style-name="ce1" office:value-type="string" calcext:value-type="string">
            <text:p>nr fabryczny stary</text:p>
          </table:table-cell>
          <table:table-cell table:style-name="ce1" office:value-type="string" calcext:value-type="string">
            <text:p>Opis</text:p>
          </table:table-cell>
          <table:table-cell table:style-name="ce1" office:value-type="string" calcext:value-type="string">
            <text:p>Uwagi</text:p>
          </table:table-cell>
          <table:table-cell table:style-name="ce1" office:value-type="string" calcext:value-type="string">
            <text:p>Lokalizacja</text:p>
          </table:table-cell>
          <table:table-cell table:style-name="ce1" office:value-type="string" calcext:value-type="string">
            <text:p>Nakładka</text:p>
          </table:table-cell>
          <table:table-cell table:style-name="ce1" office:value-type="string" calcext:value-type="string">
            <text:p>Nowy</text:p>
          </table:table-cell>
          <table:table-cell table:style-name="ce1" office:value-type="string" calcext:value-type="string">
            <text:p>Stary</text:p>
          </table:table-cell>
        </table:table-row>
        <table:table-row table:style-name="ro2">
          <table:table-cell office:value-type="string" calcext:value-type="string">
            <text:p>LM_WOD_ADR_B75</text:p>
          </table:table-cell>
          <table:table-cell office:value-type="float" office:value="73305841" calcext:value-type="float">
            <text:p>73305841</text:p>
          </table:table-cell>
          <table:table-cell office:value-type="string" calcext:value-type="string">
            <text:p>191183429A</text:p>
          </table:table-cell>
          <table:table-cell office:value-type="string" calcext:value-type="string">
            <text:p>Wodomierz- zimna woda - CulinaryOn (19726823)</text:p>
          </table:table-cell>
          <table:table-cell office:value-type="string" calcext:value-type="string">
            <text:p>Duża drabina</text:p>
          </table:table-cell>
          <table:table-cell office:value-type="string" calcext:value-type="string">
            <text:p>Przed mroźnią</text:p>
          </table:table-cell>
          <table:table-cell office:value-type="float" office:value="19726823" calcext:value-type="float">
            <text:p>19726823</text:p>
          </table:table-cell>
          <table:table-cell office:value-type="float" office:value="0.1" calcext:value-type="float">
            <text:p>0,1</text:p>
          </table:table-cell>
          <table:table-cell office:value-type="float" office:value="192.3" calcext:value-type="float">
            <text:p>192,3</text:p>
          </table:table-cell>
        </table:table-row>
        <table:table-row table:style-name="ro2">
          <table:table-cell office:value-type="string" calcext:value-type="string">
            <text:p>LM_WOD_ADR_B79</text:p>
          </table:table-cell>
          <table:table-cell office:value-type="float" office:value="77581183" calcext:value-type="float">
            <text:p>77581183</text:p>
          </table:table-cell>
          <table:table-cell office:value-type="string" calcext:value-type="string">
            <text:p>191061232A</text:p>
          </table:table-cell>
          <table:table-cell office:value-type="string" calcext:value-type="string">
            <text:p>Wodomierz - ciepła woda - CulinaryOn (19726824)</text:p>
          </table:table-cell>
          <table:table-cell office:value-type="string" calcext:value-type="string">
            <text:p>Duża drabina</text:p>
          </table:table-cell>
          <table:table-cell office:value-type="string" calcext:value-type="string">
            <text:p>Przed mroźnią</text:p>
          </table:table-cell>
          <table:table-cell office:value-type="float" office:value="19726824" calcext:value-type="float">
            <text:p>19726824</text:p>
          </table:table-cell>
          <table:table-cell office:value-type="float" office:value="0.219" calcext:value-type="float">
            <text:p>0,219</text:p>
          </table:table-cell>
          <table:table-cell office:value-type="float" office:value="526.822" calcext:value-type="float">
            <text:p>526,822</text:p>
          </table:table-cell>
        </table:table-row>
        <table:table-row table:style-name="ro2">
          <table:table-cell table:style-name="ce2" office:value-type="string" calcext:value-type="string">
            <text:p>LM_WOD_ADR139</text:p>
          </table:table-cell>
          <table:table-cell table:number-columns-repeated="2" table:style-name="ce4" office:value-type="float" office:value="57760157" calcext:value-type="float">
            <text:p>57760157</text:p>
          </table:table-cell>
          <table:table-cell table:style-name="ce2" office:value-type="string" calcext:value-type="string">
            <text:p>Wodomierz GCN <text:s/>(57760157)</text:p>
          </table:table-cell>
          <table:table-cell table:style-name="ce2" office:value-type="string" calcext:value-type="string">
            <text:p>Niewymieniony</text:p>
          </table:table-cell>
          <table:table-cell table:style-name="ce2"/>
          <table:table-cell table:style-name="ce2" office:value-type="float" office:value="57760157" calcext:value-type="float">
            <text:p>5776015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M_WOD_ADR_B78</text:p>
          </table:table-cell>
          <table:table-cell table:number-columns-repeated="2" table:style-name="ce4" office:value-type="float" office:value="60600683" calcext:value-type="float">
            <text:p>60600683</text:p>
          </table:table-cell>
          <table:table-cell table:style-name="ce2" office:value-type="string" calcext:value-type="string">
            <text:p>Wodomierz HBO (00129890)</text:p>
          </table:table-cell>
          <table:table-cell table:style-name="ce2" office:value-type="string" calcext:value-type="string">
            <text:p>Niewymieniony</text:p>
          </table:table-cell>
          <table:table-cell table:style-name="ce2"/>
          <table:table-cell table:style-name="ce2" office:value-type="float" office:value="129890" calcext:value-type="float">
            <text:p>12989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M_WOD_ADR_B81</text:p>
          </table:table-cell>
          <table:table-cell table:number-columns-repeated="2" table:style-name="ce4" office:value-type="float" office:value="58376979" calcext:value-type="float">
            <text:p>58376979</text:p>
          </table:table-cell>
          <table:table-cell table:style-name="ce2" office:value-type="string" calcext:value-type="string">
            <text:p>Wodomierz - Fabiana (58376979)</text:p>
          </table:table-cell>
          <table:table-cell table:style-name="ce2" office:value-type="string" calcext:value-type="string">
            <text:p>Niewymieniony - brak dostępu</text:p>
          </table:table-cell>
          <table:table-cell table:style-name="ce2"/>
          <table:table-cell table:style-name="ce2" office:value-type="float" office:value="58376979" calcext:value-type="float">
            <text:p>58376979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cznie70</text:p>
          </table:table-cell>
          <table:table-cell table:number-columns-repeated="2" table:style-name="ce4" office:value-type="float" office:value="57783922" calcext:value-type="float">
            <text:p>57783922</text:p>
          </table:table-cell>
          <table:table-cell table:style-name="ce2" office:value-type="string" calcext:value-type="string">
            <text:p>Almidecor wodomierz</text:p>
          </table:table-cell>
          <table:table-cell table:style-name="ce2" office:value-type="string" calcext:value-type="string">
            <text:p>Niewymieniony - jeden zawór, za licznikiem</text:p>
          </table:table-cell>
          <table:table-cell table:style-name="ce2" office:value-type="string" calcext:value-type="string">
            <text:p>Almidecor +1, rewizja pod umywalką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LM_WOD_ADR135</text:p>
          </table:table-cell>
          <table:table-cell table:number-columns-repeated="2" table:style-name="ce4" office:value-type="float" office:value="77902822" calcext:value-type="float">
            <text:p>77902822</text:p>
          </table:table-cell>
          <table:table-cell table:style-name="ce2" office:value-type="string" calcext:value-type="string">
            <text:p>Wodomierz Hogan Lovells L04 - od Książecej (77902822)</text:p>
          </table:table-cell>
          <table:table-cell table:style-name="ce2" office:value-type="string" calcext:value-type="string">
            <text:p>Niewymieniony - jeden zawór, za mała rewizja</text:p>
          </table:table-cell>
          <table:table-cell table:style-name="ce2"/>
          <table:table-cell table:style-name="ce2" office:value-type="float" office:value="77902822" calcext:value-type="float">
            <text:p>7790282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M_WOD_ADR134</text:p>
          </table:table-cell>
          <table:table-cell table:number-columns-repeated="2" table:style-name="ce4" office:value-type="string" calcext:value-type="string">
            <text:p>19EA020537/173600458</text:p>
          </table:table-cell>
          <table:table-cell table:style-name="ce2" office:value-type="string" calcext:value-type="string">
            <text:p>Wodomierz ERGO - sala kinowa (17360045)</text:p>
          </table:table-cell>
          <table:table-cell table:style-name="ce2" office:value-type="string" calcext:value-type="string">
            <text:p>Niewymieniony - jeden zawór, za mała rewizja</text:p>
          </table:table-cell>
          <table:table-cell table:style-name="ce2"/>
          <table:table-cell table:style-name="ce2" office:value-type="float" office:value="17360045" calcext:value-type="float">
            <text:p>1736004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M_WOD_ADR_B80</text:p>
          </table:table-cell>
          <table:table-cell table:number-columns-repeated="2" table:style-name="ce4" office:value-type="float" office:value="58376978" calcext:value-type="float">
            <text:p>58376978</text:p>
          </table:table-cell>
          <table:table-cell table:style-name="ce2" office:value-type="string" calcext:value-type="string">
            <text:p>Wodomierz - Davide Lifestyle (58376978)</text:p>
          </table:table-cell>
          <table:table-cell table:style-name="ce2" office:value-type="string" calcext:value-type="string">
            <text:p>Niewymieniony - nie znaleziony</text:p>
          </table:table-cell>
          <table:table-cell table:style-name="ce2"/>
          <table:table-cell table:style-name="ce2" office:value-type="float" office:value="58376978" calcext:value-type="float">
            <text:p>58376978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LM_WOD_ADR150</text:p>
          </table:table-cell>
          <table:table-cell table:number-columns-repeated="2" table:style-name="ce4" office:value-type="float" office:value="60882996" calcext:value-type="float">
            <text:p>60882996</text:p>
          </table:table-cell>
          <table:table-cell table:style-name="ce2" office:value-type="string" calcext:value-type="string">
            <text:p>Wodomierz AUDI (00228857)</text:p>
          </table:table-cell>
          <table:table-cell table:style-name="ce2" office:value-type="string" calcext:value-type="string">
            <text:p>Niewymieniony - nie znaleziony</text:p>
          </table:table-cell>
          <table:table-cell table:style-name="ce2"/>
          <table:table-cell table:style-name="ce2" office:value-type="float" office:value="228857" calcext:value-type="float">
            <text:p>228857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ecznie1420</text:p>
          </table:table-cell>
          <table:table-cell table:number-columns-repeated="2" table:style-name="ce4" office:value-type="float" office:value="60587375" calcext:value-type="float">
            <text:p>60587375</text:p>
          </table:table-cell>
          <table:table-cell table:style-name="ce2" office:value-type="string" calcext:value-type="string">
            <text:p>Wodomierz Seewald</text:p>
          </table:table-cell>
          <table:table-cell table:style-name="ce2" office:value-type="string" calcext:value-type="string">
            <text:p>Niewymieniony - za mała rewizja</text:p>
          </table:table-cell>
          <table:table-cell table:style-name="ce2" office:value-type="string" calcext:value-type="string">
            <text:p>Toalety obok szklanych drzwi, drabinka</text:p>
          </table:table-cell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LM_WOD_ADR136</text:p>
          </table:table-cell>
          <table:table-cell office:value-type="float" office:value="77436035" calcext:value-type="float">
            <text:p>77436035</text:p>
          </table:table-cell>
          <table:table-cell office:value-type="float" office:value="77902823" calcext:value-type="float">
            <text:p>77902823</text:p>
          </table:table-cell>
          <table:table-cell office:value-type="string" calcext:value-type="string">
            <text:p>Wodomierz Hogan Lovells L04 - od Placu Trzech Krzyży (77902823)</text:p>
          </table:table-cell>
          <table:table-cell office:value-type="string" calcext:value-type="string">
            <text:p>Ultradźwiekowy, brak kabli</text:p>
          </table:table-cell>
          <table:table-cell office:value-type="string" calcext:value-type="string">
            <text:p>Przy WC męskim</text:p>
          </table:table-cell>
          <table:table-cell table:style-name="ce9" office:value-type="string" calcext:value-type="string">
            <text:p>77902823 – brak!</text:p>
          </table:table-cell>
          <table:table-cell office:value-type="float" office:value="0.071" calcext:value-type="float">
            <text:p>0,071</text:p>
          </table:table-cell>
          <table:table-cell office:value-type="float" office:value="78.368" calcext:value-type="float">
            <text:p>78,368</text:p>
          </table:table-cell>
        </table:table-row>
        <table:table-row table:style-name="ro2">
          <table:table-cell office:value-type="string" calcext:value-type="string">
            <text:p>recznie1480</text:p>
          </table:table-cell>
          <table:table-cell office:value-type="float" office:value="77581168" calcext:value-type="float">
            <text:p>77581168</text:p>
          </table:table-cell>
          <table:table-cell office:value-type="float" office:value="160559458" calcext:value-type="float">
            <text:p>160559458</text:p>
          </table:table-cell>
          <table:table-cell office:value-type="string" calcext:value-type="string">
            <text:p>HBO - Podlewanie dachu</text:p>
          </table:table-cell>
          <table:table-cell/>
          <table:table-cell office:value-type="string" calcext:value-type="string">
            <text:p>Pokój kurierów</text:p>
          </table:table-cell>
          <table:table-cell office:value-type="float" office:value="16838219" calcext:value-type="float">
            <text:p>16838219</text:p>
          </table:table-cell>
          <table:table-cell office:value-type="float" office:value="0.128" calcext:value-type="float">
            <text:p>0,128</text:p>
          </table:table-cell>
          <table:table-cell office:value-type="float" office:value="1908.385" calcext:value-type="float">
            <text:p>1908,385</text:p>
          </table:table-cell>
        </table:table-row>
        <table:table-row table:style-name="ro2">
          <table:table-cell office:value-type="string" calcext:value-type="string">
            <text:p>recznie10</text:p>
          </table:table-cell>
          <table:table-cell office:value-type="float" office:value="77436059" calcext:value-type="float">
            <text:p>77436059</text:p>
          </table:table-cell>
          <table:table-cell office:value-type="float" office:value="1920543256" calcext:value-type="float">
            <text:p>1920543256</text:p>
          </table:table-cell>
          <table:table-cell office:value-type="string" calcext:value-type="string">
            <text:p>Wodomierz zieleń Seewald</text:p>
          </table:table-cell>
          <table:table-cell/>
          <table:table-cell office:value-type="string" calcext:value-type="string">
            <text:p>Dach obok chillera</text:p>
          </table:table-cell>
          <table:table-cell office:value-type="string" calcext:value-type="string">
            <text:p>Brak nakładki</text:p>
          </table:table-cell>
          <table:table-cell office:value-type="float" office:value="0.073" calcext:value-type="float">
            <text:p>0,073</text:p>
          </table:table-cell>
          <table:table-cell office:value-type="float" office:value="14.708" calcext:value-type="float">
            <text:p>14,708</text:p>
          </table:table-cell>
        </table:table-row>
        <table:table-row table:style-name="ro2">
          <table:table-cell office:value-type="string" calcext:value-type="string">
            <text:p>recznie1090</text:p>
          </table:table-cell>
          <table:table-cell office:value-type="float" office:value="77435219" calcext:value-type="float">
            <text:p>77435219</text:p>
          </table:table-cell>
          <table:table-cell office:value-type="float" office:value="36254453" calcext:value-type="float">
            <text:p>36254453</text:p>
          </table:table-cell>
          <table:table-cell office:value-type="string" calcext:value-type="string">
            <text:p>MBDA woda (214876 albo 500641936)</text:p>
          </table:table-cell>
          <table:table-cell/>
          <table:table-cell office:value-type="string" calcext:value-type="string">
            <text:p>MBDA kuchnia, sufit za 2 lampą </text:p>
          </table:table-cell>
          <table:table-cell office:value-type="string" calcext:value-type="string">
            <text:p>214876 albo 500641936</text:p>
          </table:table-cell>
          <table:table-cell office:value-type="float" office:value="0.069" calcext:value-type="float">
            <text:p>0,069</text:p>
          </table:table-cell>
          <table:table-cell office:value-type="float" office:value="18.742" calcext:value-type="float">
            <text:p>18,742</text:p>
          </table:table-cell>
        </table:table-row>
        <table:table-row table:style-name="ro2">
          <table:table-cell office:value-type="string" calcext:value-type="string">
            <text:p>LM_WOD_ADR250_Solution Space</text:p>
          </table:table-cell>
          <table:table-cell office:value-type="float" office:value="77435199" calcext:value-type="float">
            <text:p>77435199</text:p>
          </table:table-cell>
          <table:table-cell office:value-type="string" calcext:value-type="string">
            <text:p>181173780A</text:p>
          </table:table-cell>
          <table:table-cell office:value-type="string" calcext:value-type="string">
            <text:p>Wodomierz Solution Space łazienki L03 (18733482)</text:p>
          </table:table-cell>
          <table:table-cell/>
          <table:table-cell office:value-type="string" calcext:value-type="string">
            <text:p>Poziom 3, WC damski przy pok 120</text:p>
          </table:table-cell>
          <table:table-cell office:value-type="float" office:value="18733482" calcext:value-type="float">
            <text:p>18733482</text:p>
          </table:table-cell>
          <table:table-cell office:value-type="float" office:value="0.038" calcext:value-type="float">
            <text:p>0,038</text:p>
          </table:table-cell>
          <table:table-cell office:value-type="float" office:value="272.814" calcext:value-type="float">
            <text:p>272,814</text:p>
          </table:table-cell>
        </table:table-row>
        <table:table-row table:style-name="ro2">
          <table:table-cell office:value-type="string" calcext:value-type="string">
            <text:p>LM_WOD_ADR248_Solution Space</text:p>
          </table:table-cell>
          <table:table-cell office:value-type="float" office:value="77436034" calcext:value-type="float">
            <text:p>77436034</text:p>
          </table:table-cell>
          <table:table-cell office:value-type="string" calcext:value-type="string">
            <text:p>181174655A</text:p>
          </table:table-cell>
          <table:table-cell office:value-type="string" calcext:value-type="string">
            <text:p>Wodomierz Solution Space kuchnia 2 (18733476)</text:p>
          </table:table-cell>
          <table:table-cell/>
          <table:table-cell office:value-type="string" calcext:value-type="string">
            <text:p>Szafa np drzwi w kanciapie sprzątaczek 3p</text:p>
          </table:table-cell>
          <table:table-cell office:value-type="float" office:value="18733476" calcext:value-type="float">
            <text:p>18733476</text:p>
          </table:table-cell>
          <table:table-cell office:value-type="float" office:value="0.07" calcext:value-type="float">
            <text:p>0,07</text:p>
          </table:table-cell>
          <table:table-cell office:value-type="float" office:value="66.73" calcext:value-type="float">
            <text:p>66,73</text:p>
          </table:table-cell>
        </table:table-row>
        <table:table-row table:style-name="ro2">
          <table:table-cell office:value-type="string" calcext:value-type="string">
            <text:p>LM_WOD_ADR246_Solution Space</text:p>
          </table:table-cell>
          <table:table-cell office:value-type="float" office:value="77435241" calcext:value-type="float">
            <text:p>77435241</text:p>
          </table:table-cell>
          <table:table-cell office:value-type="string" calcext:value-type="string">
            <text:p>181195096A</text:p>
          </table:table-cell>
          <table:table-cell office:value-type="string" calcext:value-type="string">
            <text:p>Wodomierz Solution Space kuchnia L01 (18734955)</text:p>
          </table:table-cell>
          <table:table-cell/>
          <table:table-cell office:value-type="string" calcext:value-type="string">
            <text:p>Duża kuchnia, nad lustrem, poziom 1</text:p>
          </table:table-cell>
          <table:table-cell office:value-type="float" office:value="18734955" calcext:value-type="float">
            <text:p>18734955</text:p>
          </table:table-cell>
          <table:table-cell office:value-type="float" office:value="0.126" calcext:value-type="float">
            <text:p>0,126</text:p>
          </table:table-cell>
          <table:table-cell office:value-type="float" office:value="702.117" calcext:value-type="float">
            <text:p>702,117</text:p>
          </table:table-cell>
        </table:table-row>
        <table:table-row table:style-name="ro2">
          <table:table-cell office:value-type="string" calcext:value-type="string">
            <text:p>LM_WOD_ADR247_Solution Space</text:p>
          </table:table-cell>
          <table:table-cell office:value-type="float" office:value="77436047" calcext:value-type="float">
            <text:p>77436047</text:p>
          </table:table-cell>
          <table:table-cell office:value-type="string" calcext:value-type="string">
            <text:p>181072960A</text:p>
          </table:table-cell>
          <table:table-cell office:value-type="string" calcext:value-type="string">
            <text:p>Wodomierz Solution Space łazienki L01 (18734980)</text:p>
          </table:table-cell>
          <table:table-cell/>
          <table:table-cell office:value-type="string" calcext:value-type="string">
            <text:p>WC damska, nad umywalką z lewej</text:p>
          </table:table-cell>
          <table:table-cell office:value-type="float" office:value="18734980" calcext:value-type="float">
            <text:p>18734980</text:p>
          </table:table-cell>
          <table:table-cell office:value-type="float" office:value="0.049" calcext:value-type="float">
            <text:p>0,049</text:p>
          </table:table-cell>
          <table:table-cell office:value-type="float" office:value="776.227" calcext:value-type="float">
            <text:p>776,227</text:p>
          </table:table-cell>
        </table:table-row>
        <table:table-row table:style-name="ro2">
          <table:table-cell office:value-type="string" calcext:value-type="string">
            <text:p>LM_WOD_ADR249_Solution Space</text:p>
          </table:table-cell>
          <table:table-cell office:value-type="float" office:value="77435231" calcext:value-type="float">
            <text:p>77435231</text:p>
          </table:table-cell>
          <table:table-cell office:value-type="string" calcext:value-type="string">
            <text:p>181174659A</text:p>
          </table:table-cell>
          <table:table-cell office:value-type="string" calcext:value-type="string">
            <text:p>Wodomierz Solution Space kuchnia 1 (18733477)</text:p>
          </table:table-cell>
          <table:table-cell/>
          <table:table-cell office:value-type="string" calcext:value-type="string">
            <text:p>Duża kuchnia 3 piętro</text:p>
          </table:table-cell>
          <table:table-cell office:value-type="float" office:value="18733477" calcext:value-type="float">
            <text:p>18733477</text:p>
          </table:table-cell>
          <table:table-cell office:value-type="float" office:value="0.069" calcext:value-type="float">
            <text:p>0,069</text:p>
          </table:table-cell>
          <table:table-cell office:value-type="float" office:value="49.92" calcext:value-type="float">
            <text:p>49,92</text:p>
          </table:table-cell>
        </table:table-row>
        <table:table-row table:style-name="ro2">
          <table:table-cell office:value-type="string" calcext:value-type="string">
            <text:p>LM_WOD_ADR242</text:p>
          </table:table-cell>
          <table:table-cell office:value-type="float" office:value="77435242" calcext:value-type="float">
            <text:p>77435242</text:p>
          </table:table-cell>
          <table:table-cell office:value-type="float" office:value="181195090" calcext:value-type="float">
            <text:p>181195090</text:p>
          </table:table-cell>
          <table:table-cell office:value-type="string" calcext:value-type="string">
            <text:p>Wodomierz Solution Space L00 (18734962)</text:p>
          </table:table-cell>
          <table:table-cell/>
          <table:table-cell office:value-type="string" calcext:value-type="string">
            <text:p>Na końcu, nad plakatami</text:p>
          </table:table-cell>
          <table:table-cell office:value-type="float" office:value="18734962" calcext:value-type="float">
            <text:p>18734962</text:p>
          </table:table-cell>
          <table:table-cell office:value-type="float" office:value="0.133" calcext:value-type="float">
            <text:p>0,133</text:p>
          </table:table-cell>
          <table:table-cell office:value-type="float" office:value="52.9" calcext:value-type="float">
            <text:p>52,9</text:p>
          </table:table-cell>
        </table:table-row>
        <table:table-row table:style-name="ro2">
          <table:table-cell office:value-type="string" calcext:value-type="string">
            <text:p>LM_WOD_ADR237</text:p>
          </table:table-cell>
          <table:table-cell office:value-type="float" office:value="77435203" calcext:value-type="float">
            <text:p>77435203</text:p>
          </table:table-cell>
          <table:table-cell office:value-type="string" calcext:value-type="string">
            <text:p>181235653A</text:p>
          </table:table-cell>
          <table:table-cell office:value-type="string" calcext:value-type="string">
            <text:p>Wodomierz LES AMIS (18740005)</text:p>
          </table:table-cell>
          <table:table-cell/>
          <table:table-cell office:value-type="string" calcext:value-type="string">
            <text:p>Rozdz. elekt. sufit czujka dymu</text:p>
          </table:table-cell>
          <table:table-cell office:value-type="float" office:value="18740005" calcext:value-type="float">
            <text:p>18740005</text:p>
          </table:table-cell>
          <table:table-cell office:value-type="string" calcext:value-type="string">
            <text:p>Nie spisali</text:p>
          </table:table-cell>
          <table:table-cell office:value-type="float" office:value="926.835" calcext:value-type="float">
            <text:p>926,835</text:p>
          </table:table-cell>
        </table:table-row>
        <table:table-row table:style-name="ro2">
          <table:table-cell office:value-type="string" calcext:value-type="string">
            <text:p>recznie1920</text:p>
          </table:table-cell>
          <table:table-cell office:value-type="float" office:value="77436057" calcext:value-type="float">
            <text:p>77436057</text:p>
          </table:table-cell>
          <table:table-cell office:value-type="string" calcext:value-type="string">
            <text:p>190037778A</text:p>
          </table:table-cell>
          <table:table-cell office:value-type="string" calcext:value-type="string">
            <text:p>Wodomierz PZDF</text:p>
          </table:table-cell>
          <table:table-cell/>
          <table:table-cell office:value-type="string" calcext:value-type="string">
            <text:p>PZFD za recepcją z drabiną</text:p>
          </table:table-cell>
          <table:table-cell office:value-type="float" office:value="19737052" calcext:value-type="float">
            <text:p>19737052</text:p>
          </table:table-cell>
          <table:table-cell office:value-type="float" office:value="0.064" calcext:value-type="float">
            <text:p>0,064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LM_WOD_ADR238</text:p>
          </table:table-cell>
          <table:table-cell office:value-type="float" office:value="77581163" calcext:value-type="float">
            <text:p>77581163</text:p>
          </table:table-cell>
          <table:table-cell office:value-type="string" calcext:value-type="string">
            <text:p>180702718A</text:p>
          </table:table-cell>
          <table:table-cell office:value-type="string" calcext:value-type="string">
            <text:p>Wodomierz Amaro L00 (18740019)</text:p>
          </table:table-cell>
          <table:table-cell/>
          <table:table-cell office:value-type="string" calcext:value-type="string">
            <text:p>Nuta, korytarz, rewizja nisko</text:p>
          </table:table-cell>
          <table:table-cell office:value-type="float" office:value="18740019" calcext:value-type="float">
            <text:p>18740019</text:p>
          </table:table-cell>
          <table:table-cell office:value-type="float" office:value="0.131" calcext:value-type="float">
            <text:p>0,131</text:p>
          </table:table-cell>
          <table:table-cell office:value-type="float" office:value="3437" calcext:value-type="float">
            <text:p>3437</text:p>
          </table:table-cell>
        </table:table-row>
        <table:table-row table:style-name="ro2">
          <table:table-cell office:value-type="string" calcext:value-type="string">
            <text:p>LM_WOD_ADR140</text:p>
          </table:table-cell>
          <table:table-cell office:value-type="float" office:value="77581166" calcext:value-type="float">
            <text:p>77581166</text:p>
          </table:table-cell>
          <table:table-cell office:value-type="float" office:value="161032832" calcext:value-type="float">
            <text:p>161032832</text:p>
          </table:table-cell>
          <table:table-cell office:value-type="string" calcext:value-type="string">
            <text:p>Wodomierz piano 1 W.Kruk (16803910)</text:p>
          </table:table-cell>
          <table:table-cell/>
          <table:table-cell office:value-type="string" calcext:value-type="string">
            <text:p>Tunel - przy wyjściu</text:p>
          </table:table-cell>
          <table:table-cell office:value-type="float" office:value="16803910" calcext:value-type="float">
            <text:p>16803910</text:p>
          </table:table-cell>
          <table:table-cell office:value-type="float" office:value="0.125" calcext:value-type="float">
            <text:p>0,125</text:p>
          </table:table-cell>
          <table:table-cell office:value-type="float" office:value="129.27" calcext:value-type="float">
            <text:p>129,27</text:p>
          </table:table-cell>
        </table:table-row>
        <table:table-row table:style-name="ro2">
          <table:table-cell office:value-type="string" calcext:value-type="string">
            <text:p>LM_WOD_ADR_B74</text:p>
          </table:table-cell>
          <table:table-cell office:value-type="float" office:value="77436045" calcext:value-type="float">
            <text:p>77436045</text:p>
          </table:table-cell>
          <table:table-cell office:value-type="string" calcext:value-type="string">
            <text:p>190405578A</text:p>
          </table:table-cell>
          <table:table-cell office:value-type="string" calcext:value-type="string">
            <text:p>Wodomierz - EON (19700657)</text:p>
          </table:table-cell>
          <table:table-cell/>
          <table:table-cell office:value-type="string" calcext:value-type="string">
            <text:p>Kuchnia</text:p>
          </table:table-cell>
          <table:table-cell office:value-type="float" office:value="19700657" calcext:value-type="float">
            <text:p>19700657</text:p>
          </table:table-cell>
          <table:table-cell office:value-type="float" office:value="0.069" calcext:value-type="float">
            <text:p>0,069</text:p>
          </table:table-cell>
          <table:table-cell office:value-type="float" office:value="45.648" calcext:value-type="float">
            <text:p>45,648</text:p>
          </table:table-cell>
        </table:table-row>
        <table:table-row table:style-name="ro2">
          <table:table-cell office:value-type="string" calcext:value-type="string">
            <text:p>LM_WOD_ADR133</text:p>
          </table:table-cell>
          <table:table-cell office:value-type="float" office:value="77435192" calcext:value-type="float">
            <text:p>77435192</text:p>
          </table:table-cell>
          <table:table-cell office:value-type="string" calcext:value-type="string">
            <text:p>17FA358457T</text:p>
          </table:table-cell>
          <table:table-cell office:value-type="string" calcext:value-type="string">
            <text:p>Wodomierz ERGO - recepcja (17360039)</text:p>
          </table:table-cell>
          <table:table-cell/>
          <table:table-cell office:value-type="string" calcext:value-type="string">
            <text:p>Przy recepcji, między WC</text:p>
          </table:table-cell>
          <table:table-cell table:style-name="ce9" office:value-type="float" office:value="17360039" calcext:value-type="float">
            <text:p>17360039</text:p>
          </table:table-cell>
          <table:table-cell office:value-type="float" office:value="0.04" calcext:value-type="float">
            <text:p>0,04</text:p>
          </table:table-cell>
          <table:table-cell office:value-type="float" office:value="390.315" calcext:value-type="float">
            <text:p>390,315</text:p>
          </table:table-cell>
        </table:table-row>
        <table:table-row table:style-name="ro2">
          <table:table-cell office:value-type="string" calcext:value-type="string">
            <text:p>LM_WOD_ADR132</text:p>
          </table:table-cell>
          <table:table-cell office:value-type="float" office:value="77436051" calcext:value-type="float">
            <text:p>77436051</text:p>
          </table:table-cell>
          <table:table-cell office:value-type="string" calcext:value-type="string">
            <text:p>17FA358454Q</text:p>
          </table:table-cell>
          <table:table-cell office:value-type="string" calcext:value-type="string">
            <text:p>Wodomierz ERGO - pomieszczenie(17360035)</text:p>
          </table:table-cell>
          <table:table-cell/>
          <table:table-cell office:value-type="string" calcext:value-type="string">
            <text:p>Pokój sprzątaczek, np WC</text:p>
          </table:table-cell>
          <table:table-cell table:style-name="ce9" office:value-type="float" office:value="17360035" calcext:value-type="float">
            <text:p>17360035</text:p>
          </table:table-cell>
          <table:table-cell office:value-type="float" office:value="0.078" calcext:value-type="float">
            <text:p>0,078</text:p>
          </table:table-cell>
          <table:table-cell office:value-type="float" office:value="345.316" calcext:value-type="float">
            <text:p>345,316</text:p>
          </table:table-cell>
        </table:table-row>
        <table:table-row table:style-name="ro2">
          <table:table-cell office:value-type="string" calcext:value-type="string">
            <text:p>LM_WOD_ADR239</text:p>
          </table:table-cell>
          <table:table-cell office:value-type="float" office:value="77435261" calcext:value-type="float">
            <text:p>77435261</text:p>
          </table:table-cell>
          <table:table-cell office:value-type="string" calcext:value-type="string">
            <text:p>181195981A</text:p>
          </table:table-cell>
          <table:table-cell office:value-type="string" calcext:value-type="string">
            <text:p>Wodomierz Leonardo L03 (18739958)</text:p>
          </table:table-cell>
          <table:table-cell table:number-columns-repeated="2"/>
          <table:table-cell office:value-type="float" office:value="18739958" calcext:value-type="float">
            <text:p>18739958</text:p>
          </table:table-cell>
          <table:table-cell office:value-type="float" office:value="0.069" calcext:value-type="float">
            <text:p>0,069</text:p>
          </table:table-cell>
          <table:table-cell office:value-type="float" office:value="44.897" calcext:value-type="float">
            <text:p>44,897</text:p>
          </table:table-cell>
        </table:table-row>
        <table:table-row table:style-name="ro2">
          <table:table-cell office:value-type="string" calcext:value-type="string">
            <text:p>LM_WOD_ADR147</text:p>
          </table:table-cell>
          <table:table-cell office:value-type="float" office:value="77435202" calcext:value-type="float">
            <text:p>77435202</text:p>
          </table:table-cell>
          <table:table-cell office:value-type="string" calcext:value-type="string">
            <text:p>181022659A</text:p>
          </table:table-cell>
          <table:table-cell office:value-type="string" calcext:value-type="string">
            <text:p>Wodomierz NDI (18726655)</text:p>
          </table:table-cell>
          <table:table-cell table:number-columns-repeated="2"/>
          <table:table-cell office:value-type="float" office:value="18726655" calcext:value-type="float">
            <text:p>18726655</text:p>
          </table:table-cell>
          <table:table-cell office:value-type="float" office:value="0.071" calcext:value-type="float">
            <text:p>0,071</text:p>
          </table:table-cell>
          <table:table-cell office:value-type="float" office:value="72.425" calcext:value-type="float">
            <text:p>72,425</text:p>
          </table:table-cell>
        </table:table-row>
        <table:table-row table:style-name="ro2">
          <table:table-cell office:value-type="string" calcext:value-type="string">
            <text:p>LM_WOD_ADR129</text:p>
          </table:table-cell>
          <table:table-cell office:value-type="float" office:value="76305864" calcext:value-type="float">
            <text:p>76305864</text:p>
          </table:table-cell>
          <table:table-cell office:value-type="string" calcext:value-type="string">
            <text:p>181106629A</text:p>
          </table:table-cell>
          <table:table-cell office:value-type="string" calcext:value-type="string">
            <text:p>Wodomierz ZEGNA L01 (18727749)</text:p>
          </table:table-cell>
          <table:table-cell/>
          <table:table-cell office:value-type="string" calcext:value-type="string">
            <text:p>Poziom 1, przy drzwiach nad szafą</text:p>
          </table:table-cell>
          <table:table-cell office:value-type="float" office:value="18727749" calcext:value-type="float">
            <text:p>18727749</text:p>
          </table:table-cell>
          <table:table-cell office:value-type="float" office:value="0.06" calcext:value-type="float">
            <text:p>0,06</text:p>
          </table:table-cell>
          <table:table-cell office:value-type="float" office:value="151.804" calcext:value-type="float">
            <text:p>151,8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42cm" fo:page-height="29.7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3T14:21:10.540388048</dc:date>
    <meta:editing-duration>PT23M51S</meta:editing-duration>
    <meta:editing-cycles>8</meta:editing-cycles>
    <meta:generator>LibreOffice/7.3.7.2$Linux_X86_64 LibreOffice_project/30$Build-2</meta:generator>
    <meta:print-date>2023-02-13T13:12:24.980118752</meta:print-date>
    <meta:document-statistic meta:table-count="1" meta:cell-count="240" meta:object-count="0"/>
  </office:meta>
</office:document-meta>
</file>